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c53e" officeooo:paragraph-rsid="0003c5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ed to choose the correct format to use in git bash. Do not use .txt to create a file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10-08T15:09:21.371000000</dc:date>
    <meta:editing-duration>PT1M57S</meta:editing-duration>
    <meta:editing-cycles>3</meta:editing-cycles>
    <meta:document-statistic meta:table-count="0" meta:image-count="0" meta:object-count="0" meta:page-count="1" meta:paragraph-count="1" meta:word-count="19" meta:character-count="87" meta:non-whitespace-character-count="69"/>
  </office:meta>
</office:document-meta>
</file>